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1"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2"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2192237293184519111"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1219041479459939734"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3224073330500740650"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5322988155468405606"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6709868599571387147"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7678309799764593876" text:style-name="L6">
        <text:list-item>
          <text:list>
            <text:list-header>
              <text:p text:style-name="P206"><text:span text:style-name="T2">warm up:</text:span> 0.2 mile jog and rest 2 minutes</text:p>
              <text:p text:style-name="P206"><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10898381382925120"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5450505281035613149"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28780884" text:continue-list="list10898381382925120"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393237100121567"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28804183"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28799896"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28805287" text:continue-numbering="true" text:style-name="L9">
        <text:list-item>
          <text:list>
            <text:list-header>
              <text:p text:style-name="P207">Warm down: <text:span text:style-name="T3">0.25 mile jog home</text:span></text:p>
              <text:p text:style-name="P208"/>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28784500" text:continue-numbering="true" text:style-name="L9">
        <text:list-item>
          <text:list>
            <text:list-header>
              <text:p text:style-name="P208">Time for 4.8 miles: 56: 32, Ave Pace: 11:51/mile, Ave HR:118,-&gt;1399 heartbeats/Mile</text:p>
              <text:p text:style-name="P207">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28794329" text:continue-numbering="true" text:style-name="L9">
        <text:list-item>
          <text:list>
            <text:list-header>
              <text:p text:style-name="P208">Today Oct 13:</text:p>
              <text:p text:style-name="P208">Time for 4.8 miles: 59: 34, Ave Pace: 12:24.5/mile, Ave HR:108.5,-&gt;1345 heartbeats/Mile</text:p>
              <text:p text:style-name="P208">On Thur <text:s/>Oct 8, 2020: </text:p>
              <text:p text:style-name="P208">Time for 4.8 miles: 59: 55, Ave Pace: 12:29/mile, Ave HR:112,-&gt;1398 heartbeats/Mile</text:p>
              <text:p text:style-name="P209">On Oct 8 when going up hill, I ran until my HR was up to 120 bpm and then walked until my HR was 110 bpm and then repeated.</text:p>
              <text:p text:style-name="P209">On Oct 13 when going up hill, I ran until my HR was up to 115 bpm and then walked until my HR was 105 bpm and then repeated.</text:p>
              <text:p text:style-name="P210">On Oct 13 my average rate was faster and heartbeats/mile was lower. Therefore this scheme is better. I should repeat these two workouts and also try the following:</text:p>
              <text:p text:style-name="P209">When going up hill, run until my HR is up to 110 bpm and then walk until my HR is 100 bpm and repeat.</text:p>
              <text:p text:style-name="P210"/>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5592608026793805280"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5934608318821808572"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775984129456311650"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28777596" text:continue-numbering="true" text:style-name="L12">
        <text:list-item>
          <text:list>
            <text:list-header>
              <text:p text:style-name="P212">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937517840523043277" text:style-name="L13">
        <text:list-item>
          <text:list>
            <text:list-header>
              <text:p text:style-name="P201">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7239789051783505350"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3846299005221654256" text:style-name="L15">
        <text:list-item>
          <text:list>
            <text:list-header>
              <text:p text:style-name="P182">1.5 miles averaging about 9:40/mile and rest 1 min</text:p>
            </text:list-header>
          </text:list>
        </text:list-item>
      </text:list>
      <text:p text:style-name="P24">1 mile in 8:26 and rest 2 min</text:p>
      <text:list xml:id="list2533943307533541089"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6790753034510080617" text:style-name="L17">
        <text:list-item>
          <text:list>
            <text:list-header>
              <text:p text:style-name="P184">5.25 miles on roads and bike paths in Oosterwold</text:p>
              <text:p text:style-name="P202">Average pace: 11:08/mile</text:p>
              <text:p text:style-name="P202">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28782291" text:continue-numbering="true" text:style-name="L17">
        <text:list-item>
          <text:list>
            <text:list-header>
              <text:p text:style-name="P184">5.25 miles on roads and bike paths in Oosterwold</text:p>
              <text:p text:style-name="P202">Average pace: 9:52/mile</text:p>
              <text:p text:style-name="P202">Warm down: 0.25 miles</text:p>
            </text:list-header>
          </text:list>
        </text:list-item>
      </text:list>
      <text:p text:style-name="P10"/>
      <text:p text:style-name="P24">Tues May 17, 2022 no running</text:p>
      <text:list xml:id="list1925098392755492632"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463605329951991658"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7966715517825439370"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28780798" text:continue-list="list2463605329951991658" text:style-name="L19">
        <text:list-item>
          <text:list>
            <text:list-header>
              <text:p text:style-name="P186">(Pace*HR)=1240</text:p>
            </text:list-header>
          </text:list>
        </text:list-item>
      </text:list>
      <text:list xml:id="list28777238" text:continue-list="list1925098392755492632" text:style-name="L18">
        <text:list-item>
          <text:list>
            <text:list-header>
              <text:p text:style-name="P185">2 miles at 10:46/mile Ave HR= 121 bpm and rest a few minutes</text:p>
            </text:list-header>
          </text:list>
        </text:list-item>
      </text:list>
      <text:list xml:id="list28805123" text:continue-list="list28780798"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28805332"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525503072379297258"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3723657140824210648"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338479895359265198" text:style-name="L23">
        <text:list-item>
          <text:list>
            <text:list-header>
              <text:p text:style-name="P203">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Sat Aug 6, 2022 <text:span text:style-name="T2">8.2 miles running</text:span> and 6.15 miles walking with Jim and Brian </text:p>
      <text:p text:style-name="P108"><text:soft-page-break/>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
      <text:p text:style-name="P108"><text:soft-page-break/>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961020966771684032" text:style-name="L24">
        <text:list-item>
          <text:p text:style-name="P211">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Walk<text:tab/>6:48<text:tab/>13:36 <text:s text:c="16"/>111 <text:s text:c="15"/>1510</text:p>
      <text:p text:style-name="P90"><text:soft-page-break/>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In the past week: 24.9 miles walking and 13.2 miles walking</text:p>
      <text:p text:style-name="P117"><text:soft-page-break/>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4"><text:soft-page-break/><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In the past week: 39.4 miles running and 13.9 miles walking</text:p>
      <text:p text:style-name="P24"><text:soft-page-break/>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2939055654090628614"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
      <text:p text:style-name="P10"><text:soft-page-break/><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
      <text:p text:style-name="P24"><text:soft-page-break/>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
      <text:p text:style-name="P24"><text:soft-page-break/>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pan text:style-name="T2">Warm down: </text:span>0.25 miles home</text:p>
      <text:p text:style-name="P24"><text:soft-page-break/>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8596209716660801124"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28785694" text:continue-numbering="true" text:style-name="L26">
        <text:list-item>
          <text:list>
            <text:list-header>
              <text:p text:style-name="P190">0.1 mile lead in to a 4 mile run</text:p>
              <text:p text:style-name="P204">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28777538"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4039529315406337630"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8460644413029832420"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3914758913679791565"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319117954303818232"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8153562315089870601"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962896260410558013" text:style-name="L32">
        <text:list-item>
          <text:list>
            <text:list-header>
              <text:p text:style-name="P196">0.25 miles in 2:54</text:p>
              <text:p text:style-name="P196">1 mile in 9:21 going faster as I ran and ending at around 8:30 pace</text:p>
            </text:list-header>
          </text:list>
        </text:list-item>
      </text:list>
      <text:list xml:id="list4673870045521877775"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5932765308595720827"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3759944999043631514"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3154958010423471864"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10"/>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es, 10:38, Ave Pulse: 134, Max Pulse: 140, sum ascent 484</text:span> ft</text:p>
      <text:p text:style-name="P24"><text:soft-page-break/><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text:soft-page-break/>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1898104872822682920" text:style-name="L37">
        <text:list-item>
          <text:list>
            <text:list-header>
              <text:p text:style-name="P205">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text:soft-page-break/>Wed Sept 27 2023 <text:s text:c="12"/>30:58<text:tab/> 9:46/mile <text:s text:c="8"/>3:19<text:tab/><text:tab/>138</text:p>
      <text:p text:style-name="P79"><text:s/></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the amount of Mg supplement I am taking.</text:p>
      <text:p text:style-name="P24">** <text:s text:c="5"/>Changed the amount of Mg supplement I am taking.</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01T08:54:16.71</dc:date>
    <dc:creator>James Lombardi</dc:creator>
    <meta:editing-duration>P23DT17H32M43S</meta:editing-duration>
    <meta:editing-cycles>1913</meta:editing-cycles>
    <meta:generator>OpenOffice/4.1.2$Win32 OpenOffice.org_project/412m3$Build-9782</meta:generator>
    <meta:document-statistic meta:table-count="0" meta:image-count="9" meta:object-count="0" meta:page-count="191" meta:paragraph-count="5552" meta:word-count="59987" meta:character-count="307553"/>
  </office:meta>
</office:document-meta>
</file>